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3.434cm" fo:min-width="6.737cm"/>
    </style:style>
    <style:style style:name="gr2" style:family="graphic" style:parent-style-name="standard">
      <style:graphic-properties draw:fill-color="#9900ff" draw:textarea-horizontal-align="justify" draw:textarea-vertical-align="middle" draw:auto-grow-height="false" fo:min-height="4.067cm" fo:min-width="4.199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3.434cm" fo:min-width="6.737cm"/>
    </style:style>
    <style:style style:name="gr4" style:family="graphic" style:parent-style-name="standard">
      <style:graphic-properties draw:fill-color="#6600cc" draw:textarea-horizontal-align="justify" draw:textarea-vertical-align="middle" draw:auto-grow-height="false" fo:min-height="8.396cm" fo:min-width="7.12cm"/>
    </style:style>
    <style:style style:name="gr5" style:family="graphic" style:parent-style-name="standard">
      <style:graphic-properties draw:fill-color="#993366" draw:textarea-horizontal-align="justify" draw:textarea-vertical-align="middle" draw:auto-grow-height="false" fo:min-height="3.434cm" fo:min-width="5.469cm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7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0.765cm" fo:min-width="2.548cm"/>
    </style:style>
    <style:style style:name="gr9" style:family="graphic" style:parent-style-name="standard">
      <style:graphic-properties draw:fill-color="#ff66ff" draw:textarea-horizontal-align="justify" draw:textarea-vertical-align="middle" draw:auto-grow-height="false" fo:min-height="0.765cm" fo:min-width="2.548cm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stroke="none" svg:stroke-color="#000000" draw:fill="none" draw:fill-color="#ffffff" fo:min-height="2.133cm"/>
    </style:style>
    <style:style style:name="gr12" style:family="graphic" style:parent-style-name="standard">
      <style:graphic-properties draw:fill-color="#66ccff" draw:textarea-horizontal-align="justify" draw:textarea-vertical-align="middle" draw:auto-grow-height="false" fo:min-height="1.019cm" fo:min-width="5.47cm"/>
    </style:style>
    <style:style style:name="gr13" style:family="graphic" style:parent-style-name="standard">
      <style:graphic-properties draw:stroke="none" svg:stroke-color="#000000" draw:fill="none" draw:fill-color="#ffffff" fo:min-height="3.556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019cm" fo:min-width="5.47cm"/>
    </style:style>
    <style:style style:name="gr15" style:family="graphic" style:parent-style-name="standard">
      <style:graphic-properties draw:stroke="none" svg:stroke-color="#000000" draw:fill="none" draw:fill-color="#b2b2b2" fo:min-height="4.977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765cm" fo:min-width="2.548cm"/>
    </style:style>
    <style:style style:name="gr17" style:family="graphic" style:parent-style-name="standard">
      <style:graphic-properties draw:fill-color="#9933ff" draw:textarea-horizontal-align="justify" draw:textarea-vertical-align="middle" draw:auto-grow-height="false" fo:min-height="0.765cm" fo:min-width="2.548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fill-color="#dddddd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00ff" fo:min-height="5.686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1.657cm" fo:min-width="3.183cm"/>
    </style:style>
    <style:style style:name="gr21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fill-color="#cc9966" draw:textarea-horizontal-align="justify" draw:textarea-vertical-align="middle" draw:auto-grow-height="false" fo:min-height="1.32cm" fo:min-width="2.549cm"/>
    </style:style>
    <style:style style:name="gr23" style:family="graphic" style:parent-style-name="objectwithoutfill">
      <style:graphic-properties draw:stroke="dash" draw:stroke-dash="Fine_20_Dashed" svg:stroke-width="0.081cm" svg:stroke-color="#999999" draw:marker-start-width="0.321cm" draw:marker-end-width="0.321cm" draw:fill="none" draw:fill-color="#ff33ff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Fine_20_Dashed" draw:fill="none" draw:fill-color="#ff33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6" style:family="graphic" style:parent-style-name="standard">
      <style:graphic-properties draw:textarea-horizontal-align="justify" draw:textarea-vertical-align="middle" draw:auto-grow-height="false" fo:min-height="0.865cm" fo:min-width="0.262cm"/>
    </style:style>
    <style:style style:name="gr27" style:family="graphic">
      <style:graphic-properties style:protect="size"/>
    </style:style>
    <style:style style:name="gr28" style:family="graphic" style:parent-style-name="standard">
      <style:graphic-properties draw:fill-color="#6600cc" draw:textarea-horizontal-align="justify" draw:textarea-vertical-align="middle" draw:auto-grow-height="false" fo:min-height="10.702cm" fo:min-width="15.757cm"/>
    </style:style>
    <style:style style:name="gr29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30" style:family="graphic" style:parent-style-name="standard">
      <style:graphic-properties draw:stroke="none" svg:stroke-color="#000000" draw:fill="none" draw:fill-color="#ffffff" fo:min-height="0.865cm"/>
    </style:style>
    <style:style style:name="gr31" style:family="graphic" style:parent-style-name="standard">
      <style:graphic-properties draw:fill-color="#66ccff" draw:textarea-horizontal-align="justify" draw:textarea-vertical-align="middle" draw:auto-grow-height="false" fo:min-height="1.019cm" fo:min-width="5.596cm"/>
    </style:style>
    <style:style style:name="gr32" style:family="graphic" style:parent-style-name="standard">
      <style:graphic-properties draw:stroke="none" svg:stroke-color="#000000" draw:fill="none" draw:fill-color="#ffffff" fo:min-height="2.28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5" style:family="graphic" style:parent-style-name="standard">
      <style:graphic-properties draw:stroke="none" svg:stroke-color="#000000" draw:fill="none" draw:fill-color="#ffffff" fo:min-height="0.766cm"/>
    </style:style>
    <style:style style:name="gr36" style:family="graphic" style:parent-style-name="standard">
      <style:graphic-properties draw:fill-color="#6600cc" draw:textarea-horizontal-align="justify" draw:textarea-vertical-align="middle" draw:auto-grow-height="false" fo:min-height="9.402cm" fo:min-width="8.644cm"/>
    </style:style>
    <style:style style:name="gr37" style:family="graphic" style:parent-style-name="standard">
      <style:graphic-properties draw:stroke="none" svg:stroke-color="#000000" draw:fill="none" draw:fill-color="#ffffff" fo:min-height="1.415cm"/>
    </style:style>
    <style:style style:name="gr38" style:family="graphic" style:parent-style-name="standard">
      <style:graphic-properties draw:fill-color="#6600cc" draw:textarea-horizontal-align="justify" draw:textarea-vertical-align="middle" draw:auto-grow-height="false" fo:min-height="11.434cm" fo:min-width="15.757cm"/>
    </style:style>
    <style:style style:name="gr39" style:family="graphic" style:parent-style-name="standard">
      <style:graphic-properties draw:fill-color="#993366" draw:textarea-horizontal-align="justify" draw:textarea-vertical-align="middle" draw:auto-grow-height="false" fo:min-height="4.787cm" fo:min-width="5.46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42" style:family="graphic" style:parent-style-name="standard">
      <style:graphic-properties draw:fill-color="#00cc33" draw:textarea-horizontal-align="justify" draw:textarea-vertical-align="middle" draw:auto-grow-height="false" fo:min-height="0.765cm" fo:min-width="2.548cm"/>
    </style:style>
    <style:style style:name="gr43" style:family="graphic" style:parent-style-name="standard">
      <style:graphic-properties draw:fill-color="#ff9900" draw:textarea-horizontal-align="justify" draw:textarea-vertical-align="middle" draw:auto-grow-height="false" fo:min-height="0.418cm" fo:min-width="2.548cm"/>
    </style:style>
    <style:style style:name="gr44" style:family="graphic" style:parent-style-name="standard">
      <style:graphic-properties draw:fill-color="#9933ff" draw:textarea-horizontal-align="justify" draw:textarea-vertical-align="middle" draw:auto-grow-height="false" fo:min-height="0.587cm" fo:min-width="2.548cm"/>
    </style:style>
    <style:style style:name="gr45" style:family="graphic" style:parent-style-name="standard">
      <style:graphic-properties draw:stroke="solid" draw:stroke-dash="Dashed_20__28_var_29__20_4" svg:stroke-width="0cm" svg:stroke-color="#3465a4" draw:marker-start-width="0.124cm" draw:marker-end-width="0.124cm" draw:fill-color="#3399ff" draw:textarea-horizontal-align="justify" draw:textarea-vertical-align="middle" draw:auto-grow-height="false" fo:min-height="3.85cm" fo:min-width="6.054cm" fo:padding-top="0.125cm" fo:padding-bottom="0.125cm" fo:padding-left="0.25cm" fo:padding-right="0.25cm"/>
    </style:style>
    <style:style style:name="gr46" style:family="graphic" style:parent-style-name="standard" style:list-style-name="L1">
      <style:graphic-properties draw:stroke="solid" draw:stroke-dash="Dashed_20__28_var_29__20_4" svg:stroke-width="0cm" svg:stroke-color="#3465a4" draw:marker-start-width="0.124cm" draw:marker-end-width="0.124cm" draw:fill-color="#66ccff" draw:textarea-horizontal-align="justify" draw:textarea-vertical-align="middle" draw:auto-grow-height="false" fo:min-height="0.969cm" fo:min-width="5.546cm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48" style:family="graphic" style:parent-style-name="standard">
      <style:graphic-properties draw:fill-color="#00cc33" draw:textarea-horizontal-align="justify" draw:textarea-vertical-align="middle" draw:auto-grow-height="false" fo:min-height="0.566cm" fo:min-width="2.548cm"/>
    </style:style>
    <style:style style:name="gr49" style:family="graphic" style:parent-style-name="objectwithoutfill">
      <style:graphic-properties svg:stroke-width="0.076cm" draw:marker-start="Arrow" draw:marker-start-width="0.52cm" draw:marker-end="Arrow" draw:marker-end-width="0.52cm" draw:fill="none" draw:fill-color="#cccccc" draw:textarea-vertical-align="middle" fo:padding-top="0.163cm" fo:padding-bottom="0.163cm" fo:padding-left="0.288cm" fo:padding-right="0.288cm"/>
    </style:style>
    <style:style style:name="gr50" style:family="graphic" style:parent-style-name="standard">
      <style:graphic-properties draw:fill-color="#ffff00" draw:textarea-horizontal-align="justify" draw:textarea-vertical-align="middle" draw:auto-grow-height="false" fo:min-height="0.418cm" fo:min-width="2.548cm"/>
    </style:style>
    <style:style style:name="gr51" style:family="graphic" style:parent-style-name="standard">
      <style:graphic-properties draw:stroke="dash" draw:stroke-dash="Fine_20_Dashed" svg:stroke-width="0.051cm" svg:stroke-color="#111111" draw:marker-start-width="0.355cm" draw:marker-end-width="0.355cm" draw:fill-color="#808080" draw:textarea-horizontal-align="justify" draw:textarea-vertical-align="middle" draw:auto-grow-height="false" fo:min-height="3.85cm" fo:min-width="6.054cm" fo:padding-top="0.15cm" fo:padding-bottom="0.15cm" fo:padding-left="0.275cm" fo:padding-right="0.275cm"/>
    </style:style>
    <style:style style:name="gr52" style:family="graphic" style:parent-style-name="standard" style:list-style-name="L1">
      <style:graphic-properties draw:stroke="dash" draw:stroke-dash="Dashed_20__28_var_29_" svg:stroke-width="0.051cm" svg:stroke-color="#111111" draw:marker-start-width="0.355cm" draw:marker-end-width="0.355cm" draw:fill-color="#66ccff" draw:textarea-horizontal-align="justify" draw:textarea-vertical-align="middle" draw:auto-grow-height="false" fo:min-height="0.969cm" fo:min-width="5.546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9900ff"/>
      <style:paragraph-properties fo:text-align="center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loext:graphic-properties draw:fill-color="#6600cc"/>
      <style:paragraph-properties fo:text-align="center"/>
    </style:style>
    <style:style style:name="P5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6" style:family="paragraph">
      <style:paragraph-properties fo:text-align="center"/>
      <style:text-properties fo:font-size="15.8999996185303pt"/>
    </style:style>
    <style:style style:name="P7" style:family="paragraph">
      <loext:graphic-properties draw:fill-color="#9999ff"/>
      <style:paragraph-properties fo:text-align="center"/>
      <style:text-properties fo:font-size="15.8999996185303pt"/>
    </style:style>
    <style:style style:name="P8" style:family="paragraph">
      <loext:graphic-properties draw:fill-color="#801900"/>
      <style:paragraph-properties fo:text-align="center"/>
      <style:text-properties fo:font-size="15.8999996185303pt"/>
    </style:style>
    <style:style style:name="P9" style:family="paragraph">
      <style:paragraph-properties fo:text-align="center"/>
      <style:text-properties fo:font-size="17.8999996185303pt"/>
    </style:style>
    <style:style style:name="P10" style:family="paragraph">
      <loext:graphic-properties draw:fill-color="#ff99ff"/>
      <style:paragraph-properties fo:text-align="center"/>
      <style:text-properties fo:font-size="17.8999996185303pt"/>
    </style:style>
    <style:style style:name="P11" style:family="paragraph">
      <loext:graphic-properties draw:fill-color="#ff66ff"/>
      <style:paragraph-properties fo:text-align="center"/>
      <style:text-properties fo:color="#ffffff" fo:font-size="17.8999996185303pt"/>
    </style:style>
    <style:style style:name="P12" style:family="paragraph">
      <style:text-properties fo:font-size="17.8999996185303pt"/>
    </style:style>
    <style:style style:name="P13" style:family="paragraph">
      <loext:graphic-properties draw:fill="none" draw:fill-color="#ffffff"/>
      <style:text-properties fo:color="#ffffff" fo:font-size="17.8999996185303pt"/>
    </style:style>
    <style:style style:name="P14" style:family="paragraph">
      <loext:graphic-properties draw:fill-color="#66ccff"/>
      <style:paragraph-properties fo:text-align="center"/>
      <style:text-properties fo:font-size="17.8999996185303pt"/>
    </style:style>
    <style:style style:name="P15" style:family="paragraph">
      <loext:graphic-properties draw:fill="none" draw:fill-color="#ffffff"/>
      <style:text-properties fo:color="#ffffff" fo:font-size="17.8999996185303pt" fo:font-weight="bold"/>
    </style:style>
    <style:style style:name="P16" style:family="paragraph">
      <loext:graphic-properties draw:fill-color="#dddddd"/>
      <style:paragraph-properties fo:text-align="center"/>
      <style:text-properties fo:font-size="17.8999996185303pt"/>
    </style:style>
    <style:style style:name="P17" style:family="paragraph">
      <loext:graphic-properties draw:fill="none" draw:fill-color="#b2b2b2"/>
      <style:paragraph-properties fo:text-align="center"/>
      <style:text-properties fo:color="#ffffff" fo:font-size="17.8999996185303pt" fo:font-weight="bold"/>
    </style:style>
    <style:style style:name="P18" style:family="paragraph">
      <loext:graphic-properties draw:fill-color="#ff9900"/>
      <style:paragraph-properties fo:text-align="center"/>
      <style:text-properties fo:font-size="17.8999996185303pt"/>
    </style:style>
    <style:style style:name="P19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20" style:family="paragraph">
      <loext:graphic-properties draw:fill="none" draw:fill-color="#dddddd"/>
      <style:paragraph-properties fo:text-align="center"/>
    </style:style>
    <style:style style:name="P21" style:family="paragraph">
      <loext:graphic-properties draw:fill="none" draw:fill-color="#ff00ff"/>
      <style:paragraph-properties fo:text-align="center"/>
      <style:text-properties fo:color="#ffffff" fo:font-size="17.8999996185303pt" fo:font-weight="bold"/>
    </style:style>
    <style:style style:name="P22" style:family="paragraph">
      <loext:graphic-properties draw:fill-color="#ffff99"/>
      <style:paragraph-properties fo:text-align="center"/>
      <style:text-properties fo:font-size="17.8999996185303pt" fo:font-weight="bold"/>
    </style:style>
    <style:style style:name="P23" style:family="paragraph">
      <loext:graphic-properties draw:fill="none" draw:fill-color="#ff33ff"/>
      <style:paragraph-properties fo:text-align="center"/>
    </style:style>
    <style:style style:name="P24" style:family="paragraph">
      <loext:graphic-properties draw:fill-color="#cc9966"/>
      <style:paragraph-properties fo:text-align="center"/>
      <style:text-properties fo:font-size="17.8999996185303pt"/>
    </style:style>
    <style:style style:name="P25" style:family="paragraph">
      <loext:graphic-properties draw:fill="none" draw:fill-color="#ff33ff"/>
      <style:paragraph-properties fo:text-align="center"/>
      <style:text-properties fo:font-size="17.8999996185303pt"/>
    </style:style>
    <style:style style:name="P26" style:family="paragraph">
      <style:text-properties fo:font-size="12pt"/>
    </style:style>
    <style:style style:name="P27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28" style:family="paragraph">
      <style:paragraph-properties fo:text-align="center"/>
      <style:text-properties fo:font-size="18pt" fo:font-weight="bold" style:font-size-asian="18pt" style:font-size-complex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font-size="17.8999996185303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ffff" fo:font-size="17.8999996185303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ffffff" fo:font-size="17.8999996185303pt" fo:font-weight="bold"/>
    </style:style>
    <style:style style:name="P33" style:family="paragraph"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34" style:family="paragraph">
      <loext:graphic-properties draw:fill="none" draw:fill-color="#ffffff"/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35" style:family="paragraph">
      <style:text-properties fo:font-size="12pt" style:font-size-asian="18pt" style:font-size-complex="18pt"/>
    </style:style>
    <style:style style:name="P36" style:family="paragraph">
      <loext:graphic-properties draw:fill-color="#ffffff"/>
    </style:style>
    <style:style style:name="P37" style:family="paragraph">
      <style:text-properties fo:color="#111111" fo:font-size="15.8999996185303pt" fo:font-weight="bold" style:font-size-asian="18pt" style:font-weight-asian="bold" style:font-size-complex="18pt" style:font-weight-complex="600"/>
    </style:style>
    <style:style style:name="P38" style:family="paragraph">
      <loext:graphic-properties draw:fill="none" draw:fill-color="#ffffff"/>
      <style:text-properties fo:color="#111111" fo:font-size="15.8999996185303pt" fo:font-weight="bold" style:font-size-asian="18pt" style:font-weight-asian="bold" style:font-size-complex="18pt" style:font-weight-complex="600"/>
    </style:style>
    <style:style style:name="P39" style:family="paragraph">
      <loext:graphic-properties draw:fill-color="#00cc33"/>
      <style:paragraph-properties fo:text-align="center"/>
      <style:text-properties fo:font-size="17.8999996185303pt"/>
    </style:style>
    <style:style style:name="P40" style:family="paragraph">
      <style:paragraph-properties fo:margin-left="0cm" fo:margin-right="0cm" fo:text-align="center" fo:text-indent="0cm"/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P41" style:family="paragraph">
      <loext:graphic-properties draw:fill-color="#66ccff"/>
      <style:paragraph-properties fo:margin-left="0cm" fo:margin-right="0cm" fo:text-align="center" fo:text-indent="0cm"/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P42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43" style:family="paragraph">
      <loext:graphic-properties draw:fill-color="#ffff00"/>
      <style:paragraph-properties fo:text-align="center"/>
      <style:text-properties fo:font-size="17.8999996185303pt"/>
    </style:style>
    <style:style style:name="P44" style:family="paragraph">
      <loext:graphic-properties draw:fill-color="#808080"/>
      <style:paragraph-properties fo:text-align="center"/>
    </style:style>
    <style:style style:name="P45" style:family="paragraph">
      <style:paragraph-properties fo:text-align="center"/>
      <style:text-properties fo:font-size="18pt"/>
    </style:style>
    <style:style style:name="P46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T1" style:family="text">
      <style:text-properties fo:font-size="16pt"/>
    </style:style>
    <style:style style:name="T2" style:family="text">
      <style:text-properties fo:color="#ffffff" fo:font-size="16pt"/>
    </style:style>
    <style:style style:name="T3" style:family="text">
      <style:text-properties fo:font-size="18pt"/>
    </style:style>
    <style:style style:name="T4" style:family="text">
      <style:text-properties fo:color="#ffffff" fo:font-size="18pt"/>
    </style:style>
    <style:style style:name="T5" style:family="text">
      <style:text-properties fo:color="#ffffff" fo:font-size="18pt" fo:font-weight="bold"/>
    </style:style>
    <style:style style:name="T6" style:family="text">
      <style:text-properties fo:font-size="18pt" fo:font-weight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weight="bold"/>
    </style:style>
    <style:style style:name="T9" style:family="text">
      <style:text-properties fo:color="#ffffff"/>
    </style:style>
    <style:style style:name="T10" style:family="text">
      <style:text-properties fo:color="#ffffff" fo:font-weight="bold" style:font-size-asian="18pt" style:font-weight-asian="bold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weight="bold" style:font-size-asian="18pt" style:font-weight-asian="bold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37cm" svg:height="3.684cm" svg:x="15.941cm" svg:y="1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4.699cm" svg:height="4.317cm" svg:x="1.082cm" svg:y="0.6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7cm" svg:height="3.684cm" svg:x="6.799cm" svg:y="1.1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8.646cm" svg:x="11.267cm" svg:y="8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969cm" svg:height="3.684cm" svg:x="12.161cm" svg:y="12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2.161cm" svg:y="8.538cm">
          <text:p text:style-name="P6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2.161cm" svg:y="9.81cm">
          <text:p text:style-name="P6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969cm" svg:height="1.269cm" svg:x="12.161cm" svg:y="11.078cm">
          <text:p text:style-name="P6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.048cm" svg:height="1.015cm" svg:x="1.889cm" svg:y="2.326cm">
          <text:p text:style-name="P9"><text:span text:style-name="T3">P4Inf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048cm" svg:height="1.015cm" svg:x="1.887cm" svg:y="3.343cm">
          <text:p text:style-name="P9"><text:span text:style-name="T4">P4Blob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3.809cm" svg:height="3.095cm" svg:x="13.301cm" svg:y="14.942cm">
          <draw:text-box>
            <text:p text:style-name="P12"><text:span text:style-name="T4">P4 </text:span><text:span text:style-name="T4">Pipeline</text:span></text:p>
          </draw:text-box>
        </draw:frame>
        <draw:frame draw:style-name="gr11" draw:text-style-name="P13" draw:layer="layout" svg:width="3.809cm" svg:height="2.383cm" svg:x="14.628cm" svg:y="17.258cm">
          <draw:text-box>
            <text:p text:style-name="P12"><text:span text:style-name="T4">P4 Target</text:span></text:p>
          </draw:text-box>
        </draw:frame>
        <draw:custom-shape draw:style-name="gr12" draw:text-style-name="P14" xml:id="id3" draw:id="id3" draw:layer="layout" svg:width="5.97cm" svg:height="1.269cm" svg:x="7.432cm" svg:y="3.567cm">
          <draw:glue-point draw:id="4" svg:x="3.937cm" svg:y="5.007cm"/>
          <text:p text:style-name="P9"><text:span text:style-name="T3">gRPC Client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857cm" svg:height="3.806cm" svg:x="7.148cm" svg:y="1.398cm">
          <draw:text-box>
            <text:p text:style-name="P12"><text:span text:style-name="T5">P4 Master </text:span><text:span text:style-name="T5">Controller</text:span></text:p>
          </draw:text-box>
        </draw:frame>
        <draw:custom-shape draw:style-name="gr1" draw:text-style-name="P1" draw:layer="layout" svg:width="7.237cm" svg:height="3.684cm" svg:x="15.561cm" svg:y="1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xml:id="id5" draw:id="id5" draw:layer="layout" svg:width="5.97cm" svg:height="1.269cm" svg:x="16.194cm" svg:y="3.567cm">
          <draw:glue-point draw:id="4" svg:x="-4.148cm" svg:y="5.007cm"/>
          <draw:glue-point draw:id="5" svg:x="-2.871cm" svg:y="5.007cm"/>
          <text:p text:style-name="P9"><text:span text:style-name="T3">gRPC Client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857cm" svg:height="5.227cm" svg:x="15.815cm" svg:y="1.816cm">
          <draw:text-box>
            <text:p text:style-name="P9"><text:span text:style-name="T5">Optional </text:span><text:span text:style-name="T5">– P4 </text:span><text:span text:style-name="T5">Slave </text:span><text:span text:style-name="T5">Controller</text:span><text:span text:style-name="T5">(s)</text:span></text:p>
          </draw:text-box>
        </draw:frame>
        <draw:custom-shape draw:style-name="gr16" draw:text-style-name="P18" xml:id="id4" draw:id="id4" draw:layer="layout" svg:width="3.048cm" svg:height="1.015cm" svg:x="13.555cm" svg:y="12.652cm">
          <text:p text:style-name="P9"><text:span text:style-name="T3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xml:id="id2" draw:id="id2" draw:layer="layout" svg:width="3.048cm" svg:height="1.015cm" svg:x="13.555cm" svg:y="13.668cm">
          <text:p text:style-name="P9"><text:span text:style-name="T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20" draw:layer="layout" draw:line-skew="2.717cm" svg:x1="5.781cm" svg:y1="2.851cm" svg:x2="13.555cm" svg:y2="14.175cm" draw:start-shape="id1" draw:start-glue-point="1" draw:end-shape="id2" draw:end-glue-point="3" svg:d="M5781 2851h6604v11324h1170" svg:viewBox="0 0 7775 11325">
          <text:p/>
        </draw:connector>
        <draw:frame draw:style-name="gr19" draw:text-style-name="P21" draw:layer="layout" svg:width="4.699cm" svg:height="5.936cm" svg:x="1.081cm" svg:y="0.67cm">
          <draw:text-box>
            <text:p text:style-name="P9"><text:span text:style-name="T5">P4 </text:span><text:span text:style-name="T5">Runtime </text:span><text:span text:style-name="T5">Configura</text:span><text:span text:style-name="T5">tion</text:span></text:p>
          </draw:text-box>
        </draw:frame>
        <draw:custom-shape draw:style-name="gr20" draw:text-style-name="P22" draw:layer="layout" svg:width="3.682cm" svg:height="2.16cm" svg:x="1.521cm" svg:y="7.365cm">
          <text:p text:style-name="P9"><text:span text:style-name="T6">P4 Source</text:span></text:p>
          <text:p text:style-name="P9"><text:span text:style-name="T6">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1" draw:text-style-name="P23" draw:layer="layout" svg:x1="12.767cm" svg:y1="4.836cm" svg:x2="13.555cm" svg:y2="13.159cm" draw:start-shape="id3" draw:start-glue-point="4" draw:end-shape="id4" draw:end-glue-point="3" svg:d="M12767 4836v8323h788" svg:viewBox="0 0 789 8324">
          <text:p/>
        </draw:connector>
        <draw:connector draw:style-name="gr21" draw:text-style-name="P23" draw:layer="layout" svg:x1="17.466cm" svg:y1="4.836cm" svg:x2="16.603cm" svg:y2="13.159cm" draw:start-shape="id5" draw:start-glue-point="5" draw:end-shape="id4" draw:end-glue-point="1" svg:d="M17466 4836v8323h-863" svg:viewBox="0 0 864 8324">
          <text:p/>
        </draw:connector>
        <draw:custom-shape draw:style-name="gr22" draw:text-style-name="P24" draw:layer="layout" svg:width="3.048cm" svg:height="1.778cm" svg:x="6.921cm" svg:y="7.787cm">
          <text:p text:style-name="P9"><text:span text:style-name="T3">p4info</text:span></text:p>
          <text:p text:style-name="P9"><text:span text:style-name="T3">.pro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3.048cm" svg:height="1.778cm" svg:x="21.019cm" svg:y="6.772cm">
          <text:p text:style-name="P9"><text:span text:style-name="T3">p4runtime</text:span></text:p>
          <text:p text:style-name="P9"><text:span text:style-name="T3">.proto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3" draw:text-style-name="P25" draw:layer="layout" svg:x1="11.242cm" svg:y1="7.414cm" svg:x2="18.862cm" svg:y2="7.414cm">
          <text:p text:style-name="P9"><text:span text:style-name="T3">P4 </text:span><text:span text:style-name="T3">Runtime</text:span></text:p>
          <text:p text:style-name="P9"><text:span text:style-name="T3">Interface</text:span></text:p>
        </draw:line>
        <draw:line draw:style-name="gr24" draw:text-style-name="P23" draw:layer="layout" svg:x1="8.447cm" svg:y1="7.786cm" svg:x2="4.891cm" svg:y2="4.23cm">
          <text:p/>
        </draw:line>
        <draw:line draw:style-name="gr24" draw:text-style-name="P23" draw:layer="layout" svg:x1="20.925cm" svg:y1="7.659cm" svg:x2="18.861cm" svg:y2="8.548cm">
          <text:p/>
        </draw:line>
        <draw:line draw:style-name="gr24" draw:text-style-name="P23" draw:layer="layout" svg:x1="14.036cm" svg:y1="4.865cm" svg:x2="20.926cm" svg:y2="7.659cm">
          <text:p/>
        </draw:line>
        <draw:line draw:style-name="gr24" draw:text-style-name="P23" draw:layer="layout" svg:x1="20.926cm" svg:y1="7.659cm" svg:x2="19.497cm" svg:y2="5.373cm">
          <text:p/>
        </draw:line>
        <draw:frame draw:style-name="gr25" draw:text-style-name="P27" draw:layer="layout" svg:width="6.097cm" svg:height="3.048cm" svg:x="-6.602cm" svg:y="8.128cm">
          <draw:text-box>
            <text:p text:style-name="P26">reference-arch</text:p>
            <text:p text:style-name="P26">10 ”w x 7”h</text:p>
          </draw:text-box>
        </draw:frame>
        <draw:custom-shape draw:style-name="gr26" draw:text-style-name="P28" draw:layer="layout" svg:width="1.524cm" svg:height="1.273cm" svg:x="2.537cm" svg:y="5.5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7" draw:layer="layout" svg:width="13.968cm" svg:height="10.476cm" svg:x="3.81cm" svg:y="2.123cm" draw:page-number="1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8" draw:text-style-name="P4" draw:layer="layout" svg:width="16.257cm" svg:height="10.952cm" svg:x="0.759cm" svg:y="0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6.605cm" svg:height="4.15cm" svg:x="1.267cm" svg:y="2.7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69cm" svg:height="3.684cm" svg:x="10.436cm" svg:y="6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7" draw:id="id7" draw:layer="layout" svg:width="5.969cm" svg:height="1.269cm" svg:x="10.436cm" svg:y="2.81cm">
          <text:p text:style-name="P6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0.438cm" svg:y="4.081cm">
          <text:p text:style-name="P6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969cm" svg:height="1.269cm" svg:x="10.438cm" svg:y="5.351cm">
          <text:p text:style-name="P6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3.809cm" svg:height="1.115cm" svg:x="7.364cm" svg:y="10.304cm">
          <draw:text-box>
            <text:p text:style-name="P30"><text:span text:style-name="T7">P4 Target</text:span></text:p>
          </draw:text-box>
        </draw:frame>
        <draw:custom-shape draw:style-name="gr31" draw:text-style-name="P14" xml:id="id6" draw:id="id6" draw:layer="layout" svg:width="6.096cm" svg:height="1.269cm" svg:x="1.521cm" svg:y="2.706cm">
          <draw:glue-point draw:id="4" svg:x="3.937cm" svg:y="5.007cm"/>
          <text:p text:style-name="P9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1.521cm" svg:y="4.066cm">
          <draw:text-box>
            <text:p text:style-name="P9"><text:span text:style-name="T8">P4 </text:span></text:p>
            <text:p text:style-name="P9"><text:span text:style-name="T8">Embedde</text:span><text:span text:style-name="T8">d</text:span></text:p>
            <text:p text:style-name="P9"><text:span text:style-name="T8">Controller</text:span></text:p>
          </draw:text-box>
        </draw:frame>
        <draw:custom-shape draw:style-name="gr16" draw:text-style-name="P18" draw:layer="layout" svg:width="3.048cm" svg:height="1.015cm" svg:x="11.831cm" svg:y="6.924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3.048cm" svg:height="1.015cm" svg:x="11.831cm" svg:y="7.938cm">
          <text:p text:style-name="P9"><text:span text:style-name="T9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3" draw:layer="layout" draw:line-skew="-0.938cm" svg:x1="4.569cm" svg:y1="2.706cm" svg:x2="13.42cm" svg:y2="2.81cm" draw:start-shape="id6" draw:end-shape="id7" draw:end-glue-point="0" svg:d="M4569 2706v-1440h8851v1544" svg:viewBox="0 0 8852 1545">
          <text:p/>
        </draw:connector>
        <draw:frame draw:style-name="gr33" draw:text-style-name="P34" draw:layer="layout" svg:width="3.794cm" svg:height="1.505cm" svg:x="7.127cm" svg:y="1.267cm">
          <draw:text-box>
            <text:p text:style-name="P33"><text:span text:style-name="T10">P4Runtime</text:span></text:p>
          </draw:text-box>
        </draw:frame>
        <draw:frame draw:style-name="gr34" draw:text-style-name="P27" draw:layer="layout" svg:width="6.351cm" svg:height="2.147cm" svg:x="-6.856cm" svg:y="8.128cm">
          <draw:text-box>
            <text:p text:style-name="P35"><text:span text:style-name="T11">Single-</text:span><text:span text:style-name="T11">embedded-</text:span><text:span text:style-name="T11">controller</text:span></text:p>
            <text:p text:style-name="P35"><text:span text:style-name="T11">7”w x 5”h</text:span></text:p>
          </draw:text-box>
        </draw:frame>
        <draw:frame draw:style-name="gr35" draw:text-style-name="P13" draw:layer="layout" svg:width="3.809cm" svg:height="1.016cm" svg:x="11.429cm" svg:y="9.144cm">
          <draw:text-box>
            <text:p text:style-name="P12"><text:span text:style-name="T9">P4 </text:span><text:span text:style-name="T9">Pipeline</text:span></text:p>
          </draw:text-box>
        </draw:frame>
        <presentation:notes draw:style-name="dp2">
          <draw:page-thumbnail draw:style-name="gr27" draw:layer="layout" svg:width="13.968cm" svg:height="10.476cm" svg:x="3.81cm" svg:y="2.123cm" draw:page-number="2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6" draw:text-style-name="P4" draw:layer="layout" svg:width="9.144cm" svg:height="9.652cm" svg:x="1.688cm" svg:y="6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6.605cm" svg:height="4.15cm" svg:x="2.914cm" svg:y="0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69cm" svg:height="3.684cm" svg:x="3.223cm" svg:y="1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5.969cm" svg:height="1.269cm" svg:x="3.223cm" svg:y="7.826cm">
          <text:p text:style-name="P6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3.225cm" svg:y="9.097cm">
          <text:p text:style-name="P6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969cm" svg:height="1.269cm" svg:x="3.225cm" svg:y="10.367cm">
          <text:p text:style-name="P6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3" draw:layer="layout" svg:width="3.809cm" svg:height="1.665cm" svg:x="4.482cm" svg:y="13.99cm">
          <draw:text-box>
            <text:p text:style-name="P12"><text:span text:style-name="T9">P4 </text:span><text:span text:style-name="T9">Pipeline</text:span></text:p>
          </draw:text-box>
        </draw:frame>
        <draw:frame draw:style-name="gr30" draw:text-style-name="P31" draw:layer="layout" svg:width="3.809cm" svg:height="1.115cm" svg:x="4.229cm" svg:y="15.357cm">
          <draw:text-box>
            <text:p text:style-name="P30"><text:span text:style-name="T7">P4 Target</text:span></text:p>
          </draw:text-box>
        </draw:frame>
        <draw:custom-shape draw:style-name="gr31" draw:text-style-name="P14" xml:id="id8" draw:id="id8" draw:layer="layout" svg:width="6.096cm" svg:height="1.269cm" svg:x="3.166cm" svg:y="3.605cm">
          <draw:glue-point draw:id="4" svg:x="3.937cm" svg:y="5.007cm"/>
          <text:p text:style-name="P9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3.213cm" svg:y="0.728cm">
          <draw:text-box>
            <text:p text:style-name="P9"><text:span text:style-name="T8">P4 </text:span></text:p>
            <text:p text:style-name="P9"><text:span text:style-name="T8">Remote</text:span></text:p>
            <text:p text:style-name="P9"><text:span text:style-name="T8">Controller</text:span></text:p>
          </draw:text-box>
        </draw:frame>
        <draw:custom-shape draw:style-name="gr16" draw:text-style-name="P18" draw:layer="layout" svg:width="3.048cm" svg:height="1.015cm" svg:x="4.618cm" svg:y="11.94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3.048cm" svg:height="1.015cm" svg:x="4.618cm" svg:y="12.954cm">
          <text:p text:style-name="P9"><text:span text:style-name="T9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3" draw:layer="layout" svg:x1="6.214cm" svg:y1="4.874cm" svg:x2="6.207cm" svg:y2="7.826cm" draw:start-shape="id8" draw:end-shape="id9" draw:end-glue-point="0" svg:d="M6214 4874v1475h-7v1477" svg:viewBox="0 0 8 2953">
          <text:p/>
        </draw:connector>
        <draw:frame draw:style-name="gr33" draw:text-style-name="P38" draw:layer="layout" svg:width="3.794cm" svg:height="1.505cm" svg:x="6.307cm" svg:y="5.593cm">
          <draw:text-box>
            <text:p text:style-name="P37"><text:span text:style-name="T12">P4Runtime</text:span></text:p>
          </draw:text-box>
        </draw:frame>
        <draw:frame draw:style-name="gr34" draw:text-style-name="P27" draw:layer="layout" svg:width="6.351cm" svg:height="2.147cm" svg:x="-6.855cm" svg:y="8.129cm">
          <draw:text-box>
            <text:p text:style-name="P35"><text:span text:style-name="T11">Single-remote-</text:span><text:span text:style-name="T11">controller</text:span></text:p>
            <text:p text:style-name="P35"><text:span text:style-name="T11">5”w x 7”h</text:span></text:p>
          </draw:text-box>
        </draw:frame>
        <presentation:notes draw:style-name="dp2">
          <draw:page-thumbnail draw:style-name="gr27" draw:layer="layout" svg:width="13.968cm" svg:height="10.476cm" svg:x="3.81cm" svg:y="2.123cm" draw:page-number="3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8" draw:text-style-name="P4" draw:layer="layout" svg:width="16.257cm" svg:height="11.684cm" svg:x="0.759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6.605cm" svg:height="4.15cm" svg:x="1.267cm" svg:y="7.3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5.969cm" svg:height="5.037cm" svg:x="10.436cm" svg:y="11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0.436cm" svg:y="7.41cm">
          <text:p text:style-name="P6"><text:span text:style-name="T1">gRPC 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0.438cm" svg:y="8.681cm">
          <text:p text:style-name="P6"><text:span text:style-name="T1">Instrumen</text:span><text:span text:style-name="T1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969cm" svg:height="1.269cm" svg:x="10.438cm" svg:y="9.951cm">
          <text:p text:style-name="P6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3.809cm" svg:height="1.115cm" svg:x="5.587cm" svg:y="15.141cm">
          <draw:text-box>
            <text:p text:style-name="P30"><text:span text:style-name="T7">P4 Target</text:span></text:p>
          </draw:text-box>
        </draw:frame>
        <draw:custom-shape draw:style-name="gr31" draw:text-style-name="P14" xml:id="id10" draw:id="id10" draw:layer="layout" svg:width="6.096cm" svg:height="1.269cm" svg:x="1.521cm" svg:y="7.306cm">
          <draw:glue-point draw:id="4" svg:x="3.937cm" svg:y="5.007cm"/>
          <text:p text:style-name="P9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1.521cm" svg:y="8.666cm">
          <draw:text-box>
            <text:p text:style-name="P9"><text:span text:style-name="T8">P4 </text:span></text:p>
            <text:p text:style-name="P9"><text:span text:style-name="T8">Embedde</text:span><text:span text:style-name="T8">d</text:span></text:p>
            <text:p text:style-name="P9"><text:span text:style-name="T8">Controller</text:span></text:p>
          </draw:text-box>
        </draw:frame>
        <draw:custom-shape draw:style-name="gr16" draw:text-style-name="P18" xml:id="id13" draw:id="id13" draw:layer="layout" svg:width="3.048cm" svg:height="1.015cm" svg:x="11.831cm" svg:y="11.524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xml:id="id11" draw:id="id11" draw:layer="layout" svg:width="3.048cm" svg:height="1.015cm" svg:x="11.831cm" svg:y="13.538cm">
          <text:p text:style-name="P9"><text:span text:style-name="T9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3" draw:layer="layout" draw:line-skew="-0.708cm 1.197cm" svg:x1="4.569cm" svg:y1="7.306cm" svg:x2="11.831cm" svg:y2="14.045cm" draw:start-shape="id10" draw:start-glue-point="0" draw:end-shape="id11" draw:end-glue-point="3" svg:d="M4569 7306v-1210h6352v7949h910" svg:viewBox="0 0 7263 7950">
          <text:p/>
        </draw:connector>
        <draw:frame draw:style-name="gr40" draw:text-style-name="P34" draw:layer="layout" svg:width="3.794cm" svg:height="1.022cm" svg:x="7.127cm" svg:y="6.35cm">
          <draw:text-box>
            <text:p text:style-name="P33"><text:span text:style-name="T10">P4Runtime</text:span></text:p>
          </draw:text-box>
        </draw:frame>
        <draw:frame draw:style-name="gr34" draw:text-style-name="P27" draw:layer="layout" svg:width="6.351cm" svg:height="2.147cm" svg:x="-6.856cm" svg:y="8.128cm">
          <draw:text-box>
            <text:p text:style-name="P35"><text:span text:style-name="T11">Embedded-</text:span><text:span text:style-name="T11">plus-single-</text:span><text:span text:style-name="T11">remote-</text:span><text:span text:style-name="T11">controller</text:span></text:p>
            <text:p text:style-name="P35"><text:span text:style-name="T11">7”w x 7”h</text:span></text:p>
          </draw:text-box>
        </draw:frame>
        <draw:frame draw:style-name="gr35" draw:text-style-name="P13" draw:layer="layout" svg:width="3.809cm" svg:height="1.016cm" svg:x="11.431cm" svg:y="14.986cm">
          <draw:text-box>
            <text:p text:style-name="P12"><text:span text:style-name="T9">P4 </text:span><text:span text:style-name="T9">Pipeline</text:span></text:p>
          </draw:text-box>
        </draw:frame>
        <draw:custom-shape draw:style-name="gr29" draw:text-style-name="P3" draw:layer="layout" svg:width="6.605cm" svg:height="4.15cm" svg:x="10.405cm" svg:y="0.3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xml:id="id12" draw:id="id12" draw:layer="layout" svg:width="6.096cm" svg:height="1.269cm" svg:x="10.658cm" svg:y="3.189cm">
          <draw:glue-point draw:id="4" svg:x="3.937cm" svg:y="5.007cm"/>
          <text:p text:style-name="P9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10.704cm" svg:y="0.312cm">
          <draw:text-box>
            <text:p text:style-name="P9"><text:span text:style-name="T8">P4 </text:span></text:p>
            <text:p text:style-name="P9"><text:span text:style-name="T8">Remote</text:span></text:p>
            <text:p text:style-name="P9"><text:span text:style-name="T8">Controller</text:span></text:p>
          </draw:text-box>
        </draw:frame>
        <draw:connector draw:style-name="gr21" draw:text-style-name="P23" draw:layer="layout" svg:x1="16.105cm" svg:y1="4.458cm" svg:x2="14.879cm" svg:y2="12.031cm" draw:start-shape="id12" draw:start-glue-point="4" draw:end-shape="id13" draw:end-glue-point="1" svg:d="M16105 4458v7573h-1226" svg:viewBox="0 0 1227 7574">
          <text:p/>
        </draw:connector>
        <draw:frame draw:style-name="gr41" draw:text-style-name="P38" draw:layer="layout" svg:width="3.794cm" svg:height="0.919cm" svg:x="11.445cm" svg:y="4.669cm">
          <draw:text-box>
            <text:p text:style-name="P37"><text:span text:style-name="T12">P4Runtime</text:span></text:p>
          </draw:text-box>
        </draw:frame>
        <draw:custom-shape draw:style-name="gr42" draw:text-style-name="P39" xml:id="id14" draw:id="id14" draw:layer="layout" svg:width="3.048cm" svg:height="1.015cm" svg:x="11.831cm" svg:y="12.524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3" draw:layer="layout" draw:line-skew="-0.708cm 1.197cm" svg:x1="4.569cm" svg:y1="7.306cm" svg:x2="11.831cm" svg:y2="13.031cm" draw:start-shape="id10" draw:start-glue-point="0" draw:end-shape="id14" draw:end-glue-point="3" svg:d="M4569 7306v-1210h6352v6935h910" svg:viewBox="0 0 7263 6936">
          <text:p/>
        </draw:connector>
        <presentation:notes draw:style-name="dp2">
          <draw:page-thumbnail draw:style-name="gr27" draw:layer="layout" svg:width="13.968cm" svg:height="10.476cm" svg:x="3.81cm" svg:y="2.123cm" draw:page-number="4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8" draw:text-style-name="P4" draw:layer="layout" svg:width="16.257cm" svg:height="11.684cm" svg:x="0.759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6.605cm" svg:height="4.15cm" svg:x="1.267cm" svg:y="7.3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5.969cm" svg:height="5.037cm" svg:x="10.436cm" svg:y="11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0.436cm" svg:y="7.41cm">
          <text:p text:style-name="P6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0.438cm" svg:y="8.681cm">
          <text:p text:style-name="P6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969cm" svg:height="1.269cm" svg:x="10.438cm" svg:y="9.951cm">
          <text:p text:style-name="P6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3.809cm" svg:height="1.115cm" svg:x="5.587cm" svg:y="15.141cm">
          <draw:text-box>
            <text:p text:style-name="P30"><text:span text:style-name="T7">P4 Target</text:span></text:p>
          </draw:text-box>
        </draw:frame>
        <draw:custom-shape draw:style-name="gr31" draw:text-style-name="P14" xml:id="id15" draw:id="id15" draw:layer="layout" svg:width="6.096cm" svg:height="1.269cm" svg:x="1.521cm" svg:y="7.306cm">
          <draw:glue-point draw:id="4" svg:x="3.937cm" svg:y="5.007cm"/>
          <text:p text:style-name="P9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1.521cm" svg:y="8.666cm">
          <draw:text-box>
            <text:p text:style-name="P9"><text:span text:style-name="T8">P4 </text:span></text:p>
            <text:p text:style-name="P9"><text:span text:style-name="T8">Embedd</text:span><text:span text:style-name="T8">ed</text:span></text:p>
            <text:p text:style-name="P9"><text:span text:style-name="T8">Controll</text:span><text:span text:style-name="T8">er</text:span></text:p>
          </draw:text-box>
        </draw:frame>
        <draw:custom-shape draw:style-name="gr43" draw:text-style-name="P18" xml:id="id18" draw:id="id18" draw:layer="layout" svg:width="3.048cm" svg:height="0.668cm" svg:x="11.831cm" svg:y="11.524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9" xml:id="id16" draw:id="id16" draw:layer="layout" svg:width="3.048cm" svg:height="0.837cm" svg:x="11.831cm" svg:y="13.716cm">
          <text:p text:style-name="P9"><text:span text:style-name="T9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3" draw:layer="layout" draw:line-skew="-0.708cm 0.943cm" svg:x1="4.569cm" svg:y1="7.306cm" svg:x2="11.831cm" svg:y2="14.134cm" draw:start-shape="id15" draw:start-glue-point="0" draw:end-shape="id16" draw:end-glue-point="3" svg:d="M4569 7306v-1210h6098v8038h1164" svg:viewBox="0 0 7263 8039">
          <text:p/>
        </draw:connector>
        <draw:frame draw:style-name="gr40" draw:text-style-name="P34" draw:layer="layout" svg:width="3.794cm" svg:height="1.022cm" svg:x="7.127cm" svg:y="6.35cm">
          <draw:text-box>
            <text:p text:style-name="P33"><text:span text:style-name="T10">P</text:span><text:span text:style-name="T10">4</text:span><text:span text:style-name="T10">R</text:span><text:span text:style-name="T10">u</text:span><text:span text:style-name="T10">nt</text:span><text:span text:style-name="T10">i</text:span><text:span text:style-name="T10">m</text:span><text:span text:style-name="T10">e</text:span></text:p>
          </draw:text-box>
        </draw:frame>
        <draw:frame draw:style-name="gr34" draw:text-style-name="P27" draw:layer="layout" svg:width="6.351cm" svg:height="2.147cm" svg:x="-6.856cm" svg:y="8.128cm">
          <draw:text-box>
            <text:p text:style-name="P35"><text:span text:style-name="T11">Embedded-plus-to-remote-</text:span><text:span text:style-name="T11">controllers</text:span></text:p>
            <text:p text:style-name="P35"><text:span text:style-name="T11">9”w x 7”h</text:span></text:p>
          </draw:text-box>
        </draw:frame>
        <draw:frame draw:style-name="gr35" draw:text-style-name="P13" draw:layer="layout" svg:width="3.809cm" svg:height="1.016cm" svg:x="11.431cm" svg:y="14.986cm">
          <draw:text-box>
            <text:p text:style-name="P12"><text:span text:style-name="T9">P4 Pipeline</text:span></text:p>
          </draw:text-box>
        </draw:frame>
        <draw:custom-shape draw:style-name="gr45" draw:text-style-name="P3" draw:layer="layout" svg:width="6.604cm" svg:height="4.15cm" svg:x="12.706cm" svg:y="0.30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1" xml:id="id17" draw:id="id17" draw:layer="layout" svg:width="6.096cm" svg:height="1.269cm" svg:x="12.959cm" svg:y="3.189cm">
          <draw:glue-point draw:id="4" svg:x="3.937cm" svg:y="5.007cm"/>
          <text:p text:style-name="P40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13.004cm" svg:y="0.312cm">
          <draw:text-box>
            <text:p text:style-name="P9"><text:span text:style-name="T8">P4 </text:span></text:p>
            <text:p text:style-name="P9"><text:span text:style-name="T8">Remote</text:span></text:p>
            <text:p text:style-name="P9"><text:span text:style-name="T8">Controller #2</text:span></text:p>
          </draw:text-box>
        </draw:frame>
        <draw:connector draw:style-name="gr21" draw:text-style-name="P23" draw:layer="layout" svg:x1="16.007cm" svg:y1="4.458cm" svg:x2="14.879cm" svg:y2="11.858cm" draw:start-shape="id17" draw:end-shape="id18" draw:end-glue-point="1" svg:d="M16007 4458v7400h-1128" svg:viewBox="0 0 1129 7401">
          <text:p/>
        </draw:connector>
        <draw:frame draw:style-name="gr47" draw:text-style-name="P38" draw:layer="layout" svg:width="3.794cm" svg:height="0.995cm" svg:x="11.699cm" svg:y="4.669cm">
          <draw:text-box>
            <text:p text:style-name="P37"><text:span text:style-name="T12">P4Runtime</text:span></text:p>
          </draw:text-box>
        </draw:frame>
        <draw:custom-shape draw:style-name="gr48" draw:text-style-name="P39" xml:id="id19" draw:id="id19" draw:layer="layout" svg:width="3.048cm" svg:height="0.816cm" svg:x="11.831cm" svg:y="12.9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3" draw:layer="layout" draw:line-skew="-0.708cm 0.943cm" svg:x1="4.569cm" svg:y1="7.306cm" svg:x2="11.831cm" svg:y2="13.308cm" draw:start-shape="id15" draw:start-glue-point="0" draw:end-shape="id19" draw:end-glue-point="3" svg:d="M4569 7306v-1210h6098v7212h1164" svg:viewBox="0 0 7263 7213">
          <text:p/>
        </draw:connector>
        <draw:custom-shape draw:style-name="gr29" draw:text-style-name="P3" draw:layer="layout" svg:width="6.605cm" svg:height="4.15cm" svg:x="5.605cm" svg:y="0.3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xml:id="id20" draw:id="id20" draw:layer="layout" svg:width="6.096cm" svg:height="1.269cm" svg:x="5.858cm" svg:y="3.189cm">
          <draw:glue-point draw:id="4" svg:x="3.305cm" svg:y="5.003cm"/>
          <text:p text:style-name="P9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5.904cm" svg:y="0.312cm">
          <draw:text-box>
            <text:p text:style-name="P9"><text:span text:style-name="T8">P4 </text:span></text:p>
            <text:p text:style-name="P9"><text:span text:style-name="T8">Remote</text:span></text:p>
            <text:p text:style-name="P9"><text:span text:style-name="T8">Controller #1</text:span></text:p>
          </draw:text-box>
        </draw:frame>
        <draw:connector draw:style-name="gr49" draw:text-style-name="P42" draw:layer="layout" svg:x1="10.92cm" svg:y1="4.457cm" svg:x2="11.831cm" svg:y2="12.558cm" draw:start-shape="id20" draw:start-glue-point="4" draw:end-shape="id21" draw:end-glue-point="3" svg:d="M10920 4457v8101h911" svg:viewBox="0 0 912 8102">
          <text:p/>
        </draw:connector>
        <draw:custom-shape draw:style-name="gr50" draw:text-style-name="P43" xml:id="id21" draw:id="id21" draw:layer="layout" svg:width="3.048cm" svg:height="0.668cm" svg:x="11.831cm" svg:y="12.224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7" draw:layer="layout" svg:width="13.968cm" svg:height="10.476cm" svg:x="3.81cm" svg:y="2.123cm" draw:page-number="5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8" draw:text-style-name="P4" draw:layer="layout" svg:width="16.257cm" svg:height="11.684cm" svg:x="0.759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6.605cm" svg:height="4.15cm" svg:x="1.267cm" svg:y="7.3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5.969cm" svg:height="5.037cm" svg:x="10.436cm" svg:y="11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0.436cm" svg:y="7.41cm">
          <text:p text:style-name="P6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0.438cm" svg:y="8.681cm">
          <text:p text:style-name="P6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969cm" svg:height="1.269cm" svg:x="10.438cm" svg:y="9.951cm">
          <text:p text:style-name="P6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3.809cm" svg:height="1.115cm" svg:x="5.587cm" svg:y="15.141cm">
          <draw:text-box>
            <text:p text:style-name="P30"><text:span text:style-name="T7">P4 Target</text:span></text:p>
          </draw:text-box>
        </draw:frame>
        <draw:custom-shape draw:style-name="gr31" draw:text-style-name="P14" xml:id="id22" draw:id="id22" draw:layer="layout" svg:width="6.096cm" svg:height="1.269cm" svg:x="1.521cm" svg:y="7.306cm">
          <draw:glue-point draw:id="4" svg:x="3.937cm" svg:y="5.007cm"/>
          <text:p text:style-name="P9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1.521cm" svg:y="8.666cm">
          <draw:text-box>
            <text:p text:style-name="P9"><text:span text:style-name="T8">P4 </text:span></text:p>
            <text:p text:style-name="P9"><text:span text:style-name="T8">Embedde</text:span><text:span text:style-name="T8">d</text:span></text:p>
            <text:p text:style-name="P9"><text:span text:style-name="T8">Controller</text:span></text:p>
          </draw:text-box>
        </draw:frame>
        <draw:custom-shape draw:style-name="gr16" draw:text-style-name="P18" xml:id="id25" draw:id="id25" draw:layer="layout" svg:width="3.048cm" svg:height="1.015cm" svg:x="11.831cm" svg:y="11.524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xml:id="id23" draw:id="id23" draw:layer="layout" svg:width="3.048cm" svg:height="1.015cm" svg:x="11.831cm" svg:y="13.538cm">
          <text:p text:style-name="P9"><text:span text:style-name="T9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3" draw:layer="layout" draw:line-skew="-0.708cm 0.943cm" svg:x1="4.569cm" svg:y1="7.306cm" svg:x2="11.831cm" svg:y2="14.045cm" draw:start-shape="id22" draw:start-glue-point="0" draw:end-shape="id23" draw:end-glue-point="3" svg:d="M4569 7306v-1210h6098v7949h1164" svg:viewBox="0 0 7263 7950">
          <text:p/>
        </draw:connector>
        <draw:frame draw:style-name="gr40" draw:text-style-name="P34" draw:layer="layout" svg:width="3.794cm" svg:height="1.022cm" svg:x="7.127cm" svg:y="6.35cm">
          <draw:text-box>
            <text:p text:style-name="P33"><text:span text:style-name="T10">P4Runtime</text:span></text:p>
          </draw:text-box>
        </draw:frame>
        <draw:frame draw:style-name="gr34" draw:text-style-name="P27" draw:layer="layout" svg:width="6.351cm" svg:height="2.147cm" svg:x="-6.856cm" svg:y="8.128cm">
          <draw:text-box>
            <text:p text:style-name="P35"><text:span text:style-name="T11">Embedded-</text:span><text:span text:style-name="T11">plus-to-remote-</text:span><text:span text:style-name="T11">HA-controllers</text:span></text:p>
            <text:p text:style-name="P35"><text:span text:style-name="T11">9”w x 7”h</text:span></text:p>
          </draw:text-box>
        </draw:frame>
        <draw:frame draw:style-name="gr35" draw:text-style-name="P13" draw:layer="layout" svg:width="3.809cm" svg:height="1.016cm" svg:x="11.431cm" svg:y="14.986cm">
          <draw:text-box>
            <text:p text:style-name="P12"><text:span text:style-name="T9">P4 </text:span><text:span text:style-name="T9">Pipeline</text:span></text:p>
          </draw:text-box>
        </draw:frame>
        <draw:custom-shape draw:style-name="gr51" draw:text-style-name="P44" draw:layer="layout" svg:width="6.604cm" svg:height="4.15cm" svg:x="12.706cm" svg:y="0.30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1" xml:id="id24" draw:id="id24" draw:layer="layout" svg:width="6.096cm" svg:height="1.269cm" svg:x="12.959cm" svg:y="3.189cm">
          <draw:glue-point draw:id="4" svg:x="3.937cm" svg:y="5.007cm"/>
          <text:p text:style-name="P40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13.004cm" svg:y="0.312cm">
          <draw:text-box>
            <text:p text:style-name="P9"><text:span text:style-name="T8">P4 </text:span></text:p>
            <text:p text:style-name="P9"><text:span text:style-name="T8">Remote</text:span></text:p>
            <text:p text:style-name="P9"><text:span text:style-name="T8">Controller </text:span><text:span text:style-name="T8">#2</text:span></text:p>
          </draw:text-box>
        </draw:frame>
        <draw:connector draw:style-name="gr21" draw:text-style-name="P23" draw:layer="layout" svg:x1="16.007cm" svg:y1="4.458cm" svg:x2="14.879cm" svg:y2="12.031cm" draw:start-shape="id24" draw:end-shape="id25" draw:end-glue-point="1" svg:d="M16007 4458v7573h-1128" svg:viewBox="0 0 1129 7574">
          <text:p/>
        </draw:connector>
        <draw:frame draw:style-name="gr47" draw:text-style-name="P38" draw:layer="layout" svg:width="3.794cm" svg:height="0.995cm" svg:x="11.699cm" svg:y="4.669cm">
          <draw:text-box>
            <text:p text:style-name="P37"><text:span text:style-name="T12">P4Runtime</text:span></text:p>
          </draw:text-box>
        </draw:frame>
        <draw:custom-shape draw:style-name="gr42" draw:text-style-name="P39" xml:id="id26" draw:id="id26" draw:layer="layout" svg:width="3.048cm" svg:height="1.015cm" svg:x="11.831cm" svg:y="12.524cm">
          <text:p text:style-name="P9">Entit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3" draw:layer="layout" draw:line-skew="-0.708cm 0.943cm" svg:x1="4.569cm" svg:y1="7.306cm" svg:x2="11.831cm" svg:y2="13.031cm" draw:start-shape="id22" draw:start-glue-point="0" draw:end-shape="id26" draw:end-glue-point="3" svg:d="M4569 7306v-1210h6098v6935h1164" svg:viewBox="0 0 7263 6936">
          <text:p/>
        </draw:connector>
        <draw:custom-shape draw:style-name="gr29" draw:text-style-name="P3" draw:layer="layout" svg:width="6.605cm" svg:height="4.15cm" svg:x="5.605cm" svg:y="0.3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xml:id="id27" draw:id="id27" draw:layer="layout" svg:width="6.096cm" svg:height="1.269cm" svg:x="5.858cm" svg:y="3.189cm">
          <draw:glue-point draw:id="4" svg:x="3.305cm" svg:y="5.003cm"/>
          <text:p text:style-name="P9">gRPC Client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6.096cm" svg:height="2.536cm" svg:x="5.904cm" svg:y="0.312cm">
          <draw:text-box>
            <text:p text:style-name="P9"><text:span text:style-name="T8">P4 </text:span></text:p>
            <text:p text:style-name="P9"><text:span text:style-name="T8">Remote</text:span></text:p>
            <text:p text:style-name="P9"><text:span text:style-name="T8">Controller </text:span><text:span text:style-name="T8">#1</text:span></text:p>
          </draw:text-box>
        </draw:frame>
        <draw:connector draw:style-name="gr49" draw:text-style-name="P42" draw:layer="layout" svg:x1="10.92cm" svg:y1="4.457cm" svg:x2="11.831cm" svg:y2="12.031cm" draw:start-shape="id27" draw:start-glue-point="4" draw:end-shape="id25" draw:end-glue-point="3" svg:d="M10920 4457v7574h911" svg:viewBox="0 0 912 7575">
          <text:p/>
        </draw:connector>
        <draw:frame draw:style-name="gr53" draw:text-style-name="P46" draw:layer="layout" svg:width="3.048cm" svg:height="1.673cm" svg:x="2.285cm" svg:y="1.27cm">
          <draw:text-box>
            <text:p text:style-name="P45">Master (Active)</text:p>
          </draw:text-box>
        </draw:frame>
        <draw:frame draw:style-name="gr54" draw:text-style-name="P46" draw:layer="layout" svg:width="3.556cm" svg:height="2.384cm" svg:x="19.304cm" svg:y="1.121cm">
          <draw:text-box>
            <text:p text:style-name="P45">Slave (Standby)</text:p>
          </draw:text-box>
        </draw:frame>
        <presentation:notes draw:style-name="dp2">
          <draw:page-thumbnail draw:style-name="gr27" draw:layer="layout" svg:width="13.968cm" svg:height="10.476cm" svg:x="3.81cm" svg:y="2.123cm" draw:page-number="6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53cm" svg:height="7.047cm" svg:x="1.62cm" svg:y="2.397cm"/>
      <draw:page-thumbnail draw:layer="backgroundobjects" svg:width="8.053cm" svg:height="7.047cm" svg:x="1.62cm" svg:y="10.445cm"/>
      <draw:page-thumbnail draw:layer="backgroundobjects" svg:width="8.053cm" svg:height="7.047cm" svg:x="1.62cm" svg:y="18.493cm"/>
      <draw:page-thumbnail draw:layer="backgroundobjects" svg:width="8.053cm" svg:height="7.047cm" svg:x="11.915cm" svg:y="2.397cm"/>
      <draw:page-thumbnail draw:layer="backgroundobjects" svg:width="8.053cm" svg:height="7.047cm" svg:x="11.915cm" svg:y="10.445cm"/>
      <draw:page-thumbnail draw:layer="backgroundobjects" svg:width="8.053cm" svg:height="7.047cm" svg:x="11.915cm" svg:y="18.493cm"/>
    </style:handout-master>
    <style:master-page style:name="Default" style:page-layout-name="PM1" draw:style-name="Mdp1">
      <draw:frame presentation:style-name="Default-title" draw:layer="backgroundobjects" svg:width="25.2cm" svg:height="3.507cm" svg:x="1.397cm" svg:y="0.832cm" presentation:class="title" presentation:placeholder="true">
        <draw:text-box/>
      </draw:frame>
      <draw:frame presentation:style-name="Default-outline1" draw:layer="backgroundobjects" svg:width="25.2cm" svg:height="12.179cm" svg:x="1.397cm" svg:y="4.909cm" presentation:class="outline" presentation:placeholder="true">
        <draw:text-box/>
      </draw:frame>
      <draw:frame presentation:style-name="Mpr1" draw:text-style-name="MP2" draw:layer="backgroundobjects" svg:width="6.523cm" svg:height="1.449cm" svg:x="1.397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9cm" svg:x="9.571cm" svg:y="19.1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1cm" svg:y="19.12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09:52:20.504345549</meta:creation-date>
    <dc:date>2018-08-11T22:09:58.364249247</dc:date>
    <meta:editing-duration>P10DT11H38M7S</meta:editing-duration>
    <meta:editing-cycles>14</meta:editing-cycles>
    <meta:generator>LibreOffice/5.1.6.2$Linux_X86_64 LibreOffice_project/10m0$Build-2</meta:generator>
    <meta:document-statistic meta:object-count="173"/>
  </office:meta>
</office:document-meta>
</file>